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officeooo:rsid="001fd2db" officeooo:paragraph-rsid="001fd2db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line-height="150%"/>
      <style:text-properties style:font-name="Calibri" officeooo:rsid="002208ee" officeooo:paragraph-rsid="002208ee"/>
    </style:style>
    <style:style style:name="P6" style:family="paragraph" style:parent-style-name="Standard" style:list-style-name="L2">
      <style:paragraph-properties fo:line-height="150%"/>
      <style:text-properties style:font-name="Calibri" officeooo:rsid="00224dda" officeooo:paragraph-rsid="00224dda"/>
    </style:style>
    <style:style style:name="P7" style:family="paragraph" style:parent-style-name="Standard" style:list-style-name="L2">
      <style:paragraph-properties fo:line-height="150%"/>
      <style:text-properties style:font-name="Calibri" officeooo:rsid="00241bfe" officeooo:paragraph-rsid="00241bfe"/>
    </style:style>
    <style:style style:name="P8" style:family="paragraph" style:parent-style-name="Standard" style:list-style-name="L2">
      <style:paragraph-properties fo:line-height="150%"/>
      <style:text-properties style:font-name="Calibri" officeooo:rsid="00251836" officeooo:paragraph-rsid="00251836"/>
    </style:style>
    <style:style style:name="P9" style:family="paragraph" style:parent-style-name="Standard" style:list-style-name="L2">
      <style:paragraph-properties fo:line-height="150%"/>
      <style:text-properties style:font-name="Calibri" officeooo:rsid="0025c6d8" officeooo:paragraph-rsid="0025c6d8"/>
    </style:style>
    <style:style style:name="P10" style:family="paragraph" style:parent-style-name="Standard" style:list-style-name="L2">
      <style:paragraph-properties fo:line-height="150%"/>
      <style:text-properties style:font-name="Calibri" officeooo:rsid="001fd2db" officeooo:paragraph-rsid="001fd2db"/>
    </style:style>
    <style:style style:name="P11" style:family="paragraph" style:parent-style-name="Standard" style:list-style-name="L2">
      <style:paragraph-properties fo:line-height="150%"/>
      <style:text-properties style:font-name="Calibri" officeooo:rsid="00275906" officeooo:paragraph-rsid="00275906"/>
    </style:style>
    <style:style style:name="P12" style:family="paragraph" style:parent-style-name="Standard" style:list-style-name="L2">
      <style:paragraph-properties fo:line-height="150%"/>
      <style:text-properties style:font-name="Calibri" officeooo:rsid="0027f4a2" officeooo:paragraph-rsid="0027f4a2"/>
    </style:style>
    <style:style style:name="T1" style:family="text">
      <style:text-properties officeooo:rsid="00241bf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5c6d8"/>
    </style:style>
    <style:style style:name="T4" style:family="text">
      <style:text-properties officeooo:rsid="00275906"/>
    </style:style>
    <style:style style:name="T5" style:family="text">
      <style:text-properties officeooo:rsid="002b2063"/>
    </style:style>
    <style:style style:name="T6" style:family="text">
      <style:text-properties style:font-name="Calibri"/>
    </style:style>
    <style:style style:name="T7" style:family="text">
      <style:text-properties style:font-name="Calibri" officeooo:rsid="002b206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3" text:outline-level="1"><text:span text:style-name="Strong_20_Emphasis"><text:span text:style-name="T6">Morphir </text:span></text:span><text:span text:style-name="Strong_20_Emphasis"><text:span text:style-name="T7">J</text:span></text:span><text:span text:style-name="Strong_20_Emphasis"><text:span text:style-name="T6">ira Tasks</text:span></text:span></text:h>
      <text:h text:style-name="P1" text:outline-level="2">Data Constraints</text:h>
      <text:list xml:id="list2706606435" text:style-name="L3">
        <text:list-item>
          <text:list>
            <text:list-item>
              <text:p text:style-name="P5">Create JSON Schema Backend</text:p>
            </text:list-item>
            <text:list-item>
              <text:p text:style-name="P5">Add the initial set of data constraint to the Morphir IR</text:p>
            </text:list-item>
            <text:list-item>
              <text:p text:style-name="P5">Develop strategy for <text:s/>firm wide type system</text:p>
            </text:list-item>
          </text:list>
        </text:list-item>
      </text:list>
      <text:h text:style-name="P2" text:outline-level="2">Spark Backend</text:h>
      <text:list xml:id="list2980460820" text:style-name="L2">
        <text:list-item>
          <text:list>
            <text:list-item>
              <text:p text:style-name="P6">Filter – Map SDK functions of column expressions</text:p>
            </text:list-item>
            <text:list-item>
              <text:p text:style-name="P6">Join – Collect all Dick lookups within filter/map</text:p>
            </text:list-item>
            <text:list-item>
              <text:p text:style-name="P6">Test – Add a test to the <text:span text:style-name="T1">morphir-elm build that compiles the Spark code generated from the reference-model</text:span></text:p>
            </text:list-item>
            <text:list-item>
              <text:p text:style-name="P7">Join – Add joins to relational expressions based on look-ups</text:p>
            </text:list-item>
            <text:list-item>
              <text:p text:style-name="P7">Validate – Create an API to help modeling operations that might fail</text:p>
            </text:list-item>
            <text:list-item>
              <text:p text:style-name="P7">Validate – Enrich the relational IR with error annotations</text:p>
            </text:list-item>
            <text:list-item>
              <text:p text:style-name="P7">Aggregate – Extend backends to handle errors gracefully</text:p>
            </text:list-item>
            <text:list-item>
              <text:p text:style-name="P7">Aggregate – Map aggregations in relational backend</text:p>
            </text:list-item>
            <text:list-item>
              <text:p text:style-name="P7">Aggregate – Map aggregations in relational backend</text:p>
            </text:list-item>
            <text:list-item>
              <text:p text:style-name="P7">Test – Add a test to the morphir-elm build that runs the Spark test cases in reference model</text:p>
            </text:list-item>
            <text:list-item>
              <text:p text:style-name="P7">Build AST for Spark Operations</text:p>
            </text:list-item>
            <text:list-item>
              <text:p text:style-name="P7">Build public models that simulate LCR</text:p>
            </text:list-item>
            <text:list-item>
              <text:p text:style-name="P7">Update gulf file with Spark configuration and add Spark dependencies to morphir-elm</text:p>
            </text:list-item>
          </text:list>
        </text:list-item>
      </text:list>
      <text:h text:style-name="P2" text:outline-level="2">Build Performance</text:h>
      <text:list xml:id="list104947399446926" text:continue-numbering="true" text:style-name="L2">
        <text:list-item>
          <text:list>
            <text:list-item>
              <text:p text:style-name="P7">Add <text:span text:style-name="T2">removeUnreachableNodes</text:span> function to the DAG that returns a new DAG with unreachable nodes removed base on a set of included nodes.</text:p>
            </text:list-item>
            <text:list-item>
              <text:p text:style-name="P7">Confirm if ‘morphir make’ and ‘morphir-elm make’ produces that same IR on the serenity models.</text:p>
            </text:list-item>
            <text:list-item>
              <text:p text:style-name="P8">Add the missing JS file to the morphir-elm NPM package to fix ‘morphir-make’</text:p>
            </text:list-item>
          </text:list>
        </text:list-item>
      </text:list>
      <text:h text:style-name="P2" text:outline-level="2">Maintenance</text:h>
      <text:list xml:id="list104945834031058" text:continue-numbering="true" text:style-name="L2">
        <text:list-item>
          <text:list>
            <text:list-item>
              <text:p text:style-name="P8">Document all the available components within the Morphir toolset</text:p>
            </text:list-item>
            <text:list-item>
              <text:p text:style-name="P8"><text:soft-page-break/>Fix NPM and Elm package publish automation</text:p>
            </text:list-item>
            <text:list-item>
              <text:p text:style-name="P8">Update the morphir-jvm version in morphir-elm to refer to the most recent version and release the NPM package</text:p>
            </text:list-item>
            <text:list-item>
              <text:p text:style-name="P8">Ensure that the NPM package we publish is valid</text:p>
            </text:list-item>
            <text:list-item>
              <text:p text:style-name="P8">Fix the automated NPM publishing Github action</text:p>
            </text:list-item>
            <text:list-item>
              <text:p text:style-name="P8">Verify Resolver only fails on usage of conflicting imports</text:p>
            </text:list-item>
            <text:list-item>
              <text:p text:style-name="P8">Ensure the the unused modules are never processed in the incremental Frontend</text:p>
            </text:list-item>
            <text:list-item>
              <text:p text:style-name="P8">Check if the file content changed before updating a generated file</text:p>
            </text:list-item>
            <text:list-item>
              <text:p text:style-name="P8">Fix the morphir-make command to infer types more accurately without adding in fake types that could cause type inferencing within the repo to fail</text:p>
            </text:list-item>
          </text:list>
        </text:list-item>
      </text:list>
      <text:h text:style-name="P2" text:outline-level="2">Scala JSON Serialization</text:h>
      <text:list xml:id="list104946057550624" text:continue-numbering="true" text:style-name="L2">
        <text:list-item>
          <text:list>
            <text:list-item>
              <text:p text:style-name="P8">Implement the Scala gen command</text:p>
            </text:list-item>
            <text:list-item>
              <text:p text:style-name="P8">Implement Elm decoders/encoders for the scala gen code generation</text:p>
            </text:list-item>
          </text:list>
        </text:list-item>
      </text:list>
      <text:h text:style-name="P2" text:outline-level="2">Cadl Support</text:h>
      <text:list xml:id="list104946095026479" text:continue-numbering="true" text:style-name="L2">
        <text:list-item>
          <text:list>
            <text:list-item>
              <text:p text:style-name="P8">Create a Cadl AST</text:p>
            </text:list-item>
            <text:list-item>
              <text:p text:style-name="P8">Create a Codec from the <text:span text:style-name="T3">Cadl AST to the JSON serialization format <text:s/>of Cadl</text:span></text:p>
            </text:list-item>
            <text:list-item>
              <text:p text:style-name="P9">Define the mapping between Morphir and Cadl in a document</text:p>
            </text:list-item>
            <text:list-item>
              <text:p text:style-name="P9">Implement the Morphir → <text:s/>Cadl mapping as a Backend</text:p>
            </text:list-item>
            <text:list-item>
              <text:p text:style-name="P9">Implement the Cadl → Morphir mapping as a Frontend</text:p>
            </text:list-item>
          </text:list>
        </text:list-item>
      </text:list>
      <text:h text:style-name="P2" text:outline-level="2">DataPass Pilot</text:h>
      <text:list xml:id="list104946782350996" text:continue-numbering="true" text:style-name="L2">
        <text:list-item>
          <text:list>
            <text:list-item>
              <text:p text:style-name="P10"/>
            </text:list-item>
          </text:list>
        </text:list-item>
      </text:list>
      <text:h text:style-name="P2" text:outline-level="2">Scala Frontend</text:h>
      <text:list xml:id="list104947265146013" text:continue-numbering="true" text:style-name="L2">
        <text:list-item>
          <text:list>
            <text:list-item>
              <text:p text:style-name="P9">Engage with Capital One</text:p>
            </text:list-item>
          </text:list>
        </text:list-item>
      </text:list>
      <text:h text:style-name="P2" text:outline-level="2">Morphir Documentation</text:h>
      <text:list xml:id="list104946480096176" text:continue-numbering="true" text:style-name="L2">
        <text:list-item>
          <text:list>
            <text:list-item>
              <text:p text:style-name="P9">Create a <text:span text:style-name="T4">w</text:span>alk-through for building Encoders</text:p>
            </text:list-item>
            <text:list-item>
              <text:p text:style-name="P9">Create a walk through for building Decoders</text:p>
            </text:list-item>
          </text:list>
        </text:list-item>
      </text:list>
      <text:h text:style-name="P2" text:outline-level="2">Data Processing Visualization</text:h>
      <text:list xml:id="list104947333360842" text:continue-numbering="true" text:style-name="L2">
        <text:list-item>
          <text:list>
            <text:list-item>
              <text:p text:style-name="P11">Visualize filter operations</text:p>
            </text:list-item>
            <text:list-item>
              <text:p text:style-name="P11"><text:soft-page-break/>Visualize map operations</text:p>
            </text:list-item>
            <text:list-item>
              <text:p text:style-name="P11">Visualize lookup operations</text:p>
            </text:list-item>
            <text:list-item>
              <text:p text:style-name="P11">Visualize validation</text:p>
            </text:list-item>
            <text:list-item>
              <text:p text:style-name="P11">Visualize aggregation</text:p>
            </text:list-item>
          </text:list>
        </text:list-item>
      </text:list>
      <text:h text:style-name="P2" text:outline-level="2">Smithy Support</text:h>
      <text:list xml:id="list104946652515790" text:continue-numbering="true" text:style-name="L2">
        <text:list-item>
          <text:list>
            <text:list-item>
              <text:p text:style-name="P11">Create a Smithy AST</text:p>
            </text:list-item>
            <text:list-item>
              <text:p text:style-name="P11">Create a Codec from the Smithy AST to JSON serialization format of Smithy</text:p>
            </text:list-item>
            <text:list-item>
              <text:p text:style-name="P11">Define the mapping between Morphir and Smithy in a document</text:p>
            </text:list-item>
            <text:list-item>
              <text:p text:style-name="P11">Implement the Morphir → Smithy mapping as a Backend</text:p>
            </text:list-item>
            <text:list-item>
              <text:p text:style-name="P11">Implement the Smithy → Morphir mapping as a Frontend</text:p>
            </text:list-item>
          </text:list>
        </text:list-item>
      </text:list>
      <text:h text:style-name="P2" text:outline-level="2">Package Management</text:h>
      <text:list xml:id="list104947146856737" text:continue-numbering="true" text:style-name="L2">
        <text:list-item>
          <text:list>
            <text:list-item>
              <text:p text:style-name="P11">Define a new IR storage format that is more optimized for partial processing, detecting changes and small size</text:p>
            </text:list-item>
            <text:list-item>
              <text:p text:style-name="P12">Add a function to expose the specification of the package to the Repo API</text:p>
            </text:list-item>
            <text:list-item>
              <text:p text:style-name="P12">Add a function to expose the names of the packages that a repo depends <text:s/>on the Repo API</text:p>
            </text:list-item>
            <text:list-item>
              <text:p text:style-name="P12">Add a function to include a subset of of a package in the repo as a dependency to the Repo API</text:p>
            </text:list-item>
          </text:list>
        </text:list-item>
      </text:list>
      <text:h text:style-name="P2" text:outline-level="2">Modeler Experience</text:h>
      <text:list xml:id="list104946828294018" text:continue-numbering="true" text:style-name="L2">
        <text:list-item>
          <text:list>
            <text:list-item>
              <text:p text:style-name="P12">Engage with the Serenity team</text:p>
            </text:list-item>
            <text:list-item>
              <text:p text:style-name="P12">Calculate the coverage metrics for the test cases</text:p>
            </text:list-item>
            <text:list-item>
              <text:p text:style-name="P12">Make breadcrumbs clickable</text:p>
            </text:list-item>
            <text:list-item>
              <text:p text:style-name="P12">Visualize series of function calls as data flow charts</text:p>
            </text:list-item>
            <text:list-item>
              <text:p text:style-name="P12">Add Decimal support to the interpreter</text:p>
            </text:list-item>
          </text:list>
        </text:list-item>
      </text:list>
      <text:h text:style-name="P2" text:outline-level="2">Decision Table Support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15%" fo:font-weight="bold" style:font-name-asian="Microsoft YaHei" style:font-family-asian="'Microsoft YaHei'" style:font-family-generic-asian="system" style:font-pitch-asian="variable" style:font-size-asian="115%" style:font-weight-asian="bold" style:font-name-complex="Arial2" style:font-family-complex="Arial" style:font-family-generic-complex="system" style:font-pitch-complex="variable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66in" fo:margin-bottom="0.7839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08:49:09.463000000</meta:creation-date>
    <dc:date>2022-06-05T10:49:45.124000000</dc:date>
    <meta:editing-duration>PT15M20S</meta:editing-duration>
    <meta:editing-cycles>4</meta:editing-cycles>
    <meta:generator>LibreOffice/7.3.1.3$Windows_x86 LibreOffice_project/a69ca51ded25f3eefd52d7bf9a5fad8c90b87951</meta:generator>
    <meta:document-statistic meta:table-count="0" meta:image-count="0" meta:object-count="0" meta:page-count="3" meta:paragraph-count="73" meta:word-count="638" meta:character-count="3593" meta:non-whitespace-character-count="3085"/>
  </office:meta>
</office:document-meta>
</file>